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1.4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4" table:default-cell-style-name="Default"/>
        <table:table-row table:style-name="ro1">
          <table:table-cell office:value-type="string" calcext:value-type="string">
            <text:p>ORIGIN</text:p>
          </table:table-cell>
          <table:table-cell table:formula="of:=LOWER([.A1])" office:value-type="string" office:string-value="origin" calcext:value-type="string">
            <text:p>origin</text:p>
          </table:table-cell>
          <table:table-cell office:value-type="string" calcext:value-type="string">
            <text:p>TEXT</text:p>
          </table:table-cell>
          <table:table-cell table:formula="of:=CONCATENATE([.B1];&quot; &quot;;[.C1];&quot;,&quot;)" office:value-type="string" office:string-value="origin TEXT," calcext:value-type="string">
            <text:p>origin TEXT,</text:p>
          </table:table-cell>
          <table:table-cell table:formula="of:=[.D1]" office:value-type="string" office:string-value="origin TEXT," calcext:value-type="string">
            <text:p>origin TEXT,</text:p>
          </table:table-cell>
        </table:table-row>
        <table:table-row table:style-name="ro1">
          <table:table-cell office:value-type="string" calcext:value-type="string">
            <text:p>MOSTYPE</text:p>
          </table:table-cell>
          <table:table-cell table:formula="of:=LOWER([.A2])" office:value-type="string" office:string-value="mostype" calcext:value-type="string">
            <text:p>mostype</text:p>
          </table:table-cell>
          <table:table-cell office:value-type="string" calcext:value-type="string">
            <text:p>INT</text:p>
          </table:table-cell>
          <table:table-cell table:formula="of:=CONCATENATE([.B2];&quot; &quot;;[.C2];&quot;,&quot;)" office:value-type="string" office:string-value="mostype INT," calcext:value-type="string">
            <text:p>mostype INT,</text:p>
          </table:table-cell>
          <table:table-cell table:formula="of:=CONCATENATE([.E1];[.D2])" office:value-type="string" office:string-value="origin TEXT,mostype INT," calcext:value-type="string">
            <text:p>origin TEXT,mostype INT,</text:p>
          </table:table-cell>
        </table:table-row>
        <table:table-row table:style-name="ro1">
          <table:table-cell office:value-type="string" calcext:value-type="string">
            <text:p>MAANTHUI</text:p>
          </table:table-cell>
          <table:table-cell table:formula="of:=LOWER([.A3])" office:value-type="string" office:string-value="maanthui" calcext:value-type="string">
            <text:p>maanthui</text:p>
          </table:table-cell>
          <table:table-cell office:value-type="string" calcext:value-type="string">
            <text:p>INT</text:p>
          </table:table-cell>
          <table:table-cell table:formula="of:=CONCATENATE([.B3];&quot; &quot;;[.C3];&quot;,&quot;)" office:value-type="string" office:string-value="maanthui INT," calcext:value-type="string">
            <text:p>maanthui INT,</text:p>
          </table:table-cell>
          <table:table-cell table:formula="of:=CONCATENATE([.E2];[.D3])" office:value-type="string" office:string-value="origin TEXT,mostype INT,maanthui INT," calcext:value-type="string">
            <text:p>origin TEXT,mostype INT,maanthui INT,</text:p>
          </table:table-cell>
        </table:table-row>
        <table:table-row table:style-name="ro1">
          <table:table-cell office:value-type="string" calcext:value-type="string">
            <text:p>MGEMOMV</text:p>
          </table:table-cell>
          <table:table-cell table:formula="of:=LOWER([.A4])" office:value-type="string" office:string-value="mgemomv" calcext:value-type="string">
            <text:p>mgemomv</text:p>
          </table:table-cell>
          <table:table-cell office:value-type="string" calcext:value-type="string">
            <text:p>INT</text:p>
          </table:table-cell>
          <table:table-cell table:formula="of:=CONCATENATE([.B4];&quot; &quot;;[.C4];&quot;,&quot;)" office:value-type="string" office:string-value="mgemomv INT," calcext:value-type="string">
            <text:p>mgemomv INT,</text:p>
          </table:table-cell>
          <table:table-cell table:formula="of:=CONCATENATE([.E3];[.D4])" office:value-type="string" office:string-value="origin TEXT,mostype INT,maanthui INT,mgemomv INT," calcext:value-type="string">
            <text:p>origin TEXT,mostype INT,maanthui INT,mgemomv INT,</text:p>
          </table:table-cell>
        </table:table-row>
        <table:table-row table:style-name="ro1">
          <table:table-cell office:value-type="string" calcext:value-type="string">
            <text:p>MGEMLEEF</text:p>
          </table:table-cell>
          <table:table-cell table:formula="of:=LOWER([.A5])" office:value-type="string" office:string-value="mgemleef" calcext:value-type="string">
            <text:p>mgemleef</text:p>
          </table:table-cell>
          <table:table-cell office:value-type="string" calcext:value-type="string">
            <text:p>INT</text:p>
          </table:table-cell>
          <table:table-cell table:formula="of:=CONCATENATE([.B5];&quot; &quot;;[.C5];&quot;,&quot;)" office:value-type="string" office:string-value="mgemleef INT," calcext:value-type="string">
            <text:p>mgemleef INT,</text:p>
          </table:table-cell>
          <table:table-cell table:formula="of:=CONCATENATE([.E4];[.D5])" office:value-type="string" office:string-value="origin TEXT,mostype INT,maanthui INT,mgemomv INT,mgemleef INT," calcext:value-type="string">
            <text:p>origin TEXT,mostype INT,maanthui INT,mgemomv INT,mgemleef INT,</text:p>
          </table:table-cell>
        </table:table-row>
        <table:table-row table:style-name="ro1">
          <table:table-cell office:value-type="string" calcext:value-type="string">
            <text:p>MOSHOOFD</text:p>
          </table:table-cell>
          <table:table-cell table:formula="of:=LOWER([.A6])" office:value-type="string" office:string-value="moshoofd" calcext:value-type="string">
            <text:p>moshoofd</text:p>
          </table:table-cell>
          <table:table-cell office:value-type="string" calcext:value-type="string">
            <text:p>INT</text:p>
          </table:table-cell>
          <table:table-cell table:formula="of:=CONCATENATE([.B6];&quot; &quot;;[.C6];&quot;,&quot;)" office:value-type="string" office:string-value="moshoofd INT," calcext:value-type="string">
            <text:p>moshoofd INT,</text:p>
          </table:table-cell>
          <table:table-cell table:formula="of:=CONCATENATE([.E5];[.D6])" office:value-type="string" office:string-value="origin TEXT,mostype INT,maanthui INT,mgemomv INT,mgemleef INT,moshoofd INT," calcext:value-type="string">
            <text:p>origin TEXT,mostype INT,maanthui INT,mgemomv INT,mgemleef INT,moshoofd INT,</text:p>
          </table:table-cell>
        </table:table-row>
        <table:table-row table:style-name="ro1">
          <table:table-cell office:value-type="string" calcext:value-type="string">
            <text:p>MGODRK</text:p>
          </table:table-cell>
          <table:table-cell table:formula="of:=LOWER([.A7])" office:value-type="string" office:string-value="mgodrk" calcext:value-type="string">
            <text:p>mgodrk</text:p>
          </table:table-cell>
          <table:table-cell office:value-type="string" calcext:value-type="string">
            <text:p>INT</text:p>
          </table:table-cell>
          <table:table-cell table:formula="of:=CONCATENATE([.B7];&quot; &quot;;[.C7];&quot;,&quot;)" office:value-type="string" office:string-value="mgodrk INT," calcext:value-type="string">
            <text:p>mgodrk INT,</text:p>
          </table:table-cell>
          <table:table-cell table:formula="of:=CONCATENATE([.E6];[.D7])" office:value-type="string" office:string-value="origin TEXT,mostype INT,maanthui INT,mgemomv INT,mgemleef INT,moshoofd INT,mgodrk INT," calcext:value-type="string">
            <text:p>origin TEXT,mostype INT,maanthui INT,mgemomv INT,mgemleef INT,moshoofd INT,mgodrk INT,</text:p>
          </table:table-cell>
        </table:table-row>
        <table:table-row table:style-name="ro1">
          <table:table-cell office:value-type="string" calcext:value-type="string">
            <text:p>MGODPR</text:p>
          </table:table-cell>
          <table:table-cell table:formula="of:=LOWER([.A8])" office:value-type="string" office:string-value="mgodpr" calcext:value-type="string">
            <text:p>mgodpr</text:p>
          </table:table-cell>
          <table:table-cell office:value-type="string" calcext:value-type="string">
            <text:p>INT</text:p>
          </table:table-cell>
          <table:table-cell table:formula="of:=CONCATENATE([.B8];&quot; &quot;;[.C8];&quot;,&quot;)" office:value-type="string" office:string-value="mgodpr INT," calcext:value-type="string">
            <text:p>mgodpr INT,</text:p>
          </table:table-cell>
          <table:table-cell table:formula="of:=CONCATENATE([.E7];[.D8])" office:value-type="string" office:string-value="origin TEXT,mostype INT,maanthui INT,mgemomv INT,mgemleef INT,moshoofd INT,mgodrk INT,mgodpr INT," calcext:value-type="string">
            <text:p>origin TEXT,mostype INT,maanthui INT,mgemomv INT,mgemleef INT,moshoofd INT,mgodrk INT,mgodpr INT,</text:p>
          </table:table-cell>
        </table:table-row>
        <table:table-row table:style-name="ro1">
          <table:table-cell office:value-type="string" calcext:value-type="string">
            <text:p>MGODOV</text:p>
          </table:table-cell>
          <table:table-cell table:formula="of:=LOWER([.A9])" office:value-type="string" office:string-value="mgodov" calcext:value-type="string">
            <text:p>mgodov</text:p>
          </table:table-cell>
          <table:table-cell office:value-type="string" calcext:value-type="string">
            <text:p>INT</text:p>
          </table:table-cell>
          <table:table-cell table:formula="of:=CONCATENATE([.B9];&quot; &quot;;[.C9];&quot;,&quot;)" office:value-type="string" office:string-value="mgodov INT," calcext:value-type="string">
            <text:p>mgodov INT,</text:p>
          </table:table-cell>
          <table:table-cell table:formula="of:=CONCATENATE([.E8];[.D9])" office:value-type="string" office:string-value="origin TEXT,mostype INT,maanthui INT,mgemomv INT,mgemleef INT,moshoofd INT,mgodrk INT,mgodpr INT,mgodov INT," calcext:value-type="string">
            <text:p>origin TEXT,mostype INT,maanthui INT,mgemomv INT,mgemleef INT,moshoofd INT,mgodrk INT,mgodpr INT,mgodov INT,</text:p>
          </table:table-cell>
        </table:table-row>
        <table:table-row table:style-name="ro1">
          <table:table-cell office:value-type="string" calcext:value-type="string">
            <text:p>MGODGE</text:p>
          </table:table-cell>
          <table:table-cell table:formula="of:=LOWER([.A10])" office:value-type="string" office:string-value="mgodge" calcext:value-type="string">
            <text:p>mgodge</text:p>
          </table:table-cell>
          <table:table-cell office:value-type="string" calcext:value-type="string">
            <text:p>INT</text:p>
          </table:table-cell>
          <table:table-cell table:formula="of:=CONCATENATE([.B10];&quot; &quot;;[.C10];&quot;,&quot;)" office:value-type="string" office:string-value="mgodge INT," calcext:value-type="string">
            <text:p>mgodge INT,</text:p>
          </table:table-cell>
          <table:table-cell table:formula="of:=CONCATENATE([.E9];[.D10])" office:value-type="string" office:string-value="origin TEXT,mostype INT,maanthui INT,mgemomv INT,mgemleef INT,moshoofd INT,mgodrk INT,mgodpr INT,mgodov INT,mgodge INT," calcext:value-type="string">
            <text:p>origin TEXT,mostype INT,maanthui INT,mgemomv INT,mgemleef INT,moshoofd INT,mgodrk INT,mgodpr INT,mgodov INT,mgodge INT,</text:p>
          </table:table-cell>
        </table:table-row>
        <table:table-row table:style-name="ro1">
          <table:table-cell office:value-type="string" calcext:value-type="string">
            <text:p>MRELGE</text:p>
          </table:table-cell>
          <table:table-cell table:formula="of:=LOWER([.A11])" office:value-type="string" office:string-value="mrelge" calcext:value-type="string">
            <text:p>mrelge</text:p>
          </table:table-cell>
          <table:table-cell office:value-type="string" calcext:value-type="string">
            <text:p>INT</text:p>
          </table:table-cell>
          <table:table-cell table:formula="of:=CONCATENATE([.B11];&quot; &quot;;[.C11];&quot;,&quot;)" office:value-type="string" office:string-value="mrelge INT," calcext:value-type="string">
            <text:p>mrelge INT,</text:p>
          </table:table-cell>
          <table:table-cell table:formula="of:=CONCATENATE([.E10];[.D11])" office:value-type="string" office:string-value="origin TEXT,mostype INT,maanthui INT,mgemomv INT,mgemleef INT,moshoofd INT,mgodrk INT,mgodpr INT,mgodov INT,mgodge INT,mrelge INT," calcext:value-type="string">
            <text:p>origin TEXT,mostype INT,maanthui INT,mgemomv INT,mgemleef INT,moshoofd INT,mgodrk INT,mgodpr INT,mgodov INT,mgodge INT,mrelge INT,</text:p>
          </table:table-cell>
        </table:table-row>
        <table:table-row table:style-name="ro1">
          <table:table-cell office:value-type="string" calcext:value-type="string">
            <text:p>MRELSA</text:p>
          </table:table-cell>
          <table:table-cell table:formula="of:=LOWER([.A12])" office:value-type="string" office:string-value="mrelsa" calcext:value-type="string">
            <text:p>mrelsa</text:p>
          </table:table-cell>
          <table:table-cell office:value-type="string" calcext:value-type="string">
            <text:p>INT</text:p>
          </table:table-cell>
          <table:table-cell table:formula="of:=CONCATENATE([.B12];&quot; &quot;;[.C12];&quot;,&quot;)" office:value-type="string" office:string-value="mrelsa INT," calcext:value-type="string">
            <text:p>mrelsa INT,</text:p>
          </table:table-cell>
          <table:table-cell table:formula="of:=CONCATENATE([.E11];[.D12])" office:value-type="string" office:string-value="origin TEXT,mostype INT,maanthui INT,mgemomv INT,mgemleef INT,moshoofd INT,mgodrk INT,mgodpr INT,mgodov INT,mgodge INT,mrelge INT,mrelsa INT," calcext:value-type="string">
            <text:p>origin TEXT,mostype INT,maanthui INT,mgemomv INT,mgemleef INT,moshoofd INT,mgodrk INT,mgodpr INT,mgodov INT,mgodge INT,mrelge INT,mrelsa INT,</text:p>
          </table:table-cell>
        </table:table-row>
        <table:table-row table:style-name="ro1">
          <table:table-cell office:value-type="string" calcext:value-type="string">
            <text:p>MRELOV</text:p>
          </table:table-cell>
          <table:table-cell table:formula="of:=LOWER([.A13])" office:value-type="string" office:string-value="mrelov" calcext:value-type="string">
            <text:p>mrelov</text:p>
          </table:table-cell>
          <table:table-cell office:value-type="string" calcext:value-type="string">
            <text:p>INT</text:p>
          </table:table-cell>
          <table:table-cell table:formula="of:=CONCATENATE([.B13];&quot; &quot;;[.C13];&quot;,&quot;)" office:value-type="string" office:string-value="mrelov INT," calcext:value-type="string">
            <text:p>mrelov INT,</text:p>
          </table:table-cell>
          <table:table-cell table:formula="of:=CONCATENATE([.E12];[.D13])" office:value-type="string" office:string-value="origin TEXT,mostype INT,maanthui INT,mgemomv INT,mgemleef INT,moshoofd INT,mgodrk INT,mgodpr INT,mgodov INT,mgodge INT,mrelge INT,mrelsa INT,mrelov INT," calcext:value-type="string">
            <text:p>origin TEXT,mostype INT,maanthui INT,mgemomv INT,mgemleef INT,moshoofd INT,mgodrk INT,mgodpr INT,mgodov INT,mgodge INT,mrelge INT,mrelsa INT,mrelov INT,</text:p>
          </table:table-cell>
        </table:table-row>
        <table:table-row table:style-name="ro1">
          <table:table-cell office:value-type="string" calcext:value-type="string">
            <text:p>MFALLEEN</text:p>
          </table:table-cell>
          <table:table-cell table:formula="of:=LOWER([.A14])" office:value-type="string" office:string-value="mfalleen" calcext:value-type="string">
            <text:p>mfalleen</text:p>
          </table:table-cell>
          <table:table-cell office:value-type="string" calcext:value-type="string">
            <text:p>INT</text:p>
          </table:table-cell>
          <table:table-cell table:formula="of:=CONCATENATE([.B14];&quot; &quot;;[.C14];&quot;,&quot;)" office:value-type="string" office:string-value="mfalleen INT," calcext:value-type="string">
            <text:p>mfalleen INT,</text:p>
          </table:table-cell>
          <table:table-cell table:formula="of:=CONCATENATE([.E13];[.D14])" office:value-type="string" office:string-value="origin TEXT,mostype INT,maanthui INT,mgemomv INT,mgemleef INT,moshoofd INT,mgodrk INT,mgodpr INT,mgodov INT,mgodge INT,mrelge INT,mrelsa INT,mrelov INT,mfalleen INT," calcext:value-type="string">
            <text:p>origin TEXT,mostype INT,maanthui INT,mgemomv INT,mgemleef INT,moshoofd INT,mgodrk INT,mgodpr INT,mgodov INT,mgodge INT,mrelge INT,mrelsa INT,mrelov INT,mfalleen INT,</text:p>
          </table:table-cell>
        </table:table-row>
        <table:table-row table:style-name="ro1">
          <table:table-cell office:value-type="string" calcext:value-type="string">
            <text:p>MFGEKIND</text:p>
          </table:table-cell>
          <table:table-cell table:formula="of:=LOWER([.A15])" office:value-type="string" office:string-value="mfgekind" calcext:value-type="string">
            <text:p>mfgekind</text:p>
          </table:table-cell>
          <table:table-cell office:value-type="string" calcext:value-type="string">
            <text:p>INT</text:p>
          </table:table-cell>
          <table:table-cell table:formula="of:=CONCATENATE([.B15];&quot; &quot;;[.C15];&quot;,&quot;)" office:value-type="string" office:string-value="mfgekind INT," calcext:value-type="string">
            <text:p>mfgekind INT,</text:p>
          </table:table-cell>
          <table:table-cell table:formula="of:=CONCATENATE([.E14];[.D15])" office:value-type="string" office:string-value="origin TEXT,mostype INT,maanthui INT,mgemomv INT,mgemleef INT,moshoofd INT,mgodrk INT,mgodpr INT,mgodov INT,mgodge INT,mrelge INT,mrelsa INT,mrelov INT,mfalleen INT,mfgekind INT," calcext:value-type="string">
            <text:p>origin TEXT,mostype INT,maanthui INT,mgemomv INT,mgemleef INT,moshoofd INT,mgodrk INT,mgodpr INT,mgodov INT,mgodge INT,mrelge INT,mrelsa INT,mrelov INT,mfalleen INT,mfgekind INT,</text:p>
          </table:table-cell>
        </table:table-row>
        <table:table-row table:style-name="ro1">
          <table:table-cell office:value-type="string" calcext:value-type="string">
            <text:p>MFWEKIND</text:p>
          </table:table-cell>
          <table:table-cell table:formula="of:=LOWER([.A16])" office:value-type="string" office:string-value="mfwekind" calcext:value-type="string">
            <text:p>mfwekind</text:p>
          </table:table-cell>
          <table:table-cell office:value-type="string" calcext:value-type="string">
            <text:p>INT</text:p>
          </table:table-cell>
          <table:table-cell table:formula="of:=CONCATENATE([.B16];&quot; &quot;;[.C16];&quot;,&quot;)" office:value-type="string" office:string-value="mfwekind INT," calcext:value-type="string">
            <text:p>mfwekind INT,</text:p>
          </table:table-cell>
          <table:table-cell table:formula="of:=CONCATENATE([.E15];[.D16])" office:value-type="string" office:string-value="origin TEXT,mostype INT,maanthui INT,mgemomv INT,mgemleef INT,moshoofd INT,mgodrk INT,mgodpr INT,mgodov INT,mgodge INT,mrelge INT,mrelsa INT,mrelov INT,mfalleen INT,mfgekind INT,mfwekind INT," calcext:value-type="string">
            <text:p>origin TEXT,mostype INT,maanthui INT,mgemomv INT,mgemleef INT,moshoofd INT,mgodrk INT,mgodpr INT,mgodov INT,mgodge INT,mrelge INT,mrelsa INT,mrelov INT,mfalleen INT,mfgekind INT,mfwekind INT,</text:p>
          </table:table-cell>
        </table:table-row>
        <table:table-row table:style-name="ro1">
          <table:table-cell office:value-type="string" calcext:value-type="string">
            <text:p>MOPLHOOG</text:p>
          </table:table-cell>
          <table:table-cell table:formula="of:=LOWER([.A17])" office:value-type="string" office:string-value="moplhoog" calcext:value-type="string">
            <text:p>moplhoog</text:p>
          </table:table-cell>
          <table:table-cell office:value-type="string" calcext:value-type="string">
            <text:p>INT</text:p>
          </table:table-cell>
          <table:table-cell table:formula="of:=CONCATENATE([.B17];&quot; &quot;;[.C17];&quot;,&quot;)" office:value-type="string" office:string-value="moplhoog INT," calcext:value-type="string">
            <text:p>moplhoog INT,</text:p>
          </table:table-cell>
          <table:table-cell table:formula="of:=CONCATENATE([.E16];[.D17])" office:value-type="string" office:string-value="origin TEXT,mostype INT,maanthui INT,mgemomv INT,mgemleef INT,moshoofd INT,mgodrk INT,mgodpr INT,mgodov INT,mgodge INT,mrelge INT,mrelsa INT,mrelov INT,mfalleen INT,mfgekind INT,mfwekind INT,moplhoog INT," calcext:value-type="string">
            <text:p>origin TEXT,mostype INT,maanthui INT,mgemomv INT,mgemleef INT,moshoofd INT,mgodrk INT,mgodpr INT,mgodov INT,mgodge INT,mrelge INT,mrelsa INT,mrelov INT,mfalleen INT,mfgekind INT,mfwekind INT,moplhoog INT,</text:p>
          </table:table-cell>
        </table:table-row>
        <table:table-row table:style-name="ro1">
          <table:table-cell office:value-type="string" calcext:value-type="string">
            <text:p>MOPLMIDD</text:p>
          </table:table-cell>
          <table:table-cell table:formula="of:=LOWER([.A18])" office:value-type="string" office:string-value="moplmidd" calcext:value-type="string">
            <text:p>moplmidd</text:p>
          </table:table-cell>
          <table:table-cell office:value-type="string" calcext:value-type="string">
            <text:p>INT</text:p>
          </table:table-cell>
          <table:table-cell table:formula="of:=CONCATENATE([.B18];&quot; &quot;;[.C18];&quot;,&quot;)" office:value-type="string" office:string-value="moplmidd INT," calcext:value-type="string">
            <text:p>moplmidd INT,</text:p>
          </table:table-cell>
          <table:table-cell table:formula="of:=CONCATENATE([.E17];[.D18])" office:value-type="string" office:string-value="origin TEXT,mostype INT,maanthui INT,mgemomv INT,mgemleef INT,moshoofd INT,mgodrk INT,mgodpr INT,mgodov INT,mgodge INT,mrelge INT,mrelsa INT,mrelov INT,mfalleen INT,mfgekind INT,mfwekind INT,moplhoog INT,moplmidd INT," calcext:value-type="string">
            <text:p>origin TEXT,mostype INT,maanthui INT,mgemomv INT,mgemleef INT,moshoofd INT,mgodrk INT,mgodpr INT,mgodov INT,mgodge INT,mrelge INT,mrelsa INT,mrelov INT,mfalleen INT,mfgekind INT,mfwekind INT,moplhoog INT,moplmidd INT,</text:p>
          </table:table-cell>
        </table:table-row>
        <table:table-row table:style-name="ro1">
          <table:table-cell office:value-type="string" calcext:value-type="string">
            <text:p>MOPLLAAG</text:p>
          </table:table-cell>
          <table:table-cell table:formula="of:=LOWER([.A19])" office:value-type="string" office:string-value="mopllaag" calcext:value-type="string">
            <text:p>mopllaag</text:p>
          </table:table-cell>
          <table:table-cell office:value-type="string" calcext:value-type="string">
            <text:p>INT</text:p>
          </table:table-cell>
          <table:table-cell table:formula="of:=CONCATENATE([.B19];&quot; &quot;;[.C19];&quot;,&quot;)" office:value-type="string" office:string-value="mopllaag INT," calcext:value-type="string">
            <text:p>mopllaag INT,</text:p>
          </table:table-cell>
          <table:table-cell table:formula="of:=CONCATENATE([.E18];[.D19])" office:value-type="string" office:string-value="origin TEXT,mostype INT,maanthui INT,mgemomv INT,mgemleef INT,moshoofd INT,mgodrk INT,mgodpr INT,mgodov INT,mgodge INT,mrelge INT,mrelsa INT,mrelov INT,mfalleen INT,mfgekind INT,mfwekind INT,moplhoog INT,moplmidd INT,mopllaag INT," calcext:value-type="string">
            <text:p>origin TEXT,mostype INT,maanthui INT,mgemomv INT,mgemleef INT,moshoofd INT,mgodrk INT,mgodpr INT,mgodov INT,mgodge INT,mrelge INT,mrelsa INT,mrelov INT,mfalleen INT,mfgekind INT,mfwekind INT,moplhoog INT,moplmidd INT,mopllaag INT,</text:p>
          </table:table-cell>
        </table:table-row>
        <table:table-row table:style-name="ro1">
          <table:table-cell office:value-type="string" calcext:value-type="string">
            <text:p>MBERHOOG</text:p>
          </table:table-cell>
          <table:table-cell table:formula="of:=LOWER([.A20])" office:value-type="string" office:string-value="mberhoog" calcext:value-type="string">
            <text:p>mberhoog</text:p>
          </table:table-cell>
          <table:table-cell office:value-type="string" calcext:value-type="string">
            <text:p>INT</text:p>
          </table:table-cell>
          <table:table-cell table:formula="of:=CONCATENATE([.B20];&quot; &quot;;[.C20];&quot;,&quot;)" office:value-type="string" office:string-value="mberhoog INT," calcext:value-type="string">
            <text:p>mberhoog INT,</text:p>
          </table:table-cell>
          <table:table-cell table:formula="of:=CONCATENATE([.E19];[.D20])" office:value-type="string" office:string-value="origin TEXT,mostype INT,maanthui INT,mgemomv INT,mgemleef INT,moshoofd INT,mgodrk INT,mgodpr INT,mgodov INT,mgodge INT,mrelge INT,mrelsa INT,mrelov INT,mfalleen INT,mfgekind INT,mfwekind INT,moplhoog INT,moplmidd INT,mopllaag INT,mberhoog INT," calcext:value-type="string">
            <text:p>origin TEXT,mostype INT,maanthui INT,mgemomv INT,mgemleef INT,moshoofd INT,mgodrk INT,mgodpr INT,mgodov INT,mgodge INT,mrelge INT,mrelsa INT,mrelov INT,mfalleen INT,mfgekind INT,mfwekind INT,moplhoog INT,moplmidd INT,mopllaag INT,mberhoog INT,</text:p>
          </table:table-cell>
        </table:table-row>
        <table:table-row table:style-name="ro1">
          <table:table-cell office:value-type="string" calcext:value-type="string">
            <text:p>MBERZELF</text:p>
          </table:table-cell>
          <table:table-cell table:formula="of:=LOWER([.A21])" office:value-type="string" office:string-value="mberzelf" calcext:value-type="string">
            <text:p>mberzelf</text:p>
          </table:table-cell>
          <table:table-cell office:value-type="string" calcext:value-type="string">
            <text:p>INT</text:p>
          </table:table-cell>
          <table:table-cell table:formula="of:=CONCATENATE([.B21];&quot; &quot;;[.C21];&quot;,&quot;)" office:value-type="string" office:string-value="mberzelf INT," calcext:value-type="string">
            <text:p>mberzelf INT,</text:p>
          </table:table-cell>
          <table:table-cell table:formula="of:=CONCATENATE([.E20];[.D21])" office:value-type="string" office:string-value="origin TEXT,mostype INT,maanthui INT,mgemomv INT,mgemleef INT,moshoofd INT,mgodrk INT,mgodpr INT,mgodov INT,mgodge INT,mrelge INT,mrelsa INT,mrelov INT,mfalleen INT,mfgekind INT,mfwekind INT,moplhoog INT,moplmidd INT,mopllaag INT,mberhoog INT,mberzelf INT," calcext:value-type="string">
            <text:p>origin TEXT,mostype INT,maanthui INT,mgemomv INT,mgemleef INT,moshoofd INT,mgodrk INT,mgodpr INT,mgodov INT,mgodge INT,mrelge INT,mrelsa INT,mrelov INT,mfalleen INT,mfgekind INT,mfwekind INT,moplhoog INT,moplmidd INT,mopllaag INT,mberhoog INT,mberzelf INT,</text:p>
          </table:table-cell>
        </table:table-row>
        <table:table-row table:style-name="ro1">
          <table:table-cell office:value-type="string" calcext:value-type="string">
            <text:p>MBERBOER</text:p>
          </table:table-cell>
          <table:table-cell table:formula="of:=LOWER([.A22])" office:value-type="string" office:string-value="mberboer" calcext:value-type="string">
            <text:p>mberboer</text:p>
          </table:table-cell>
          <table:table-cell office:value-type="string" calcext:value-type="string">
            <text:p>INT</text:p>
          </table:table-cell>
          <table:table-cell table:formula="of:=CONCATENATE([.B22];&quot; &quot;;[.C22];&quot;,&quot;)" office:value-type="string" office:string-value="mberboer INT," calcext:value-type="string">
            <text:p>mberboer INT,</text:p>
          </table:table-cell>
          <table:table-cell table:formula="of:=CONCATENATE([.E21];[.D22])"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text:p>
          </table:table-cell>
        </table:table-row>
        <table:table-row table:style-name="ro1">
          <table:table-cell office:value-type="string" calcext:value-type="string">
            <text:p>MBERMIDD</text:p>
          </table:table-cell>
          <table:table-cell table:formula="of:=LOWER([.A23])" office:value-type="string" office:string-value="mbermidd" calcext:value-type="string">
            <text:p>mbermidd</text:p>
          </table:table-cell>
          <table:table-cell office:value-type="string" calcext:value-type="string">
            <text:p>INT</text:p>
          </table:table-cell>
          <table:table-cell table:formula="of:=CONCATENATE([.B23];&quot; &quot;;[.C23];&quot;,&quot;)" office:value-type="string" office:string-value="mbermidd INT," calcext:value-type="string">
            <text:p>mbermidd INT,</text:p>
          </table:table-cell>
          <table:table-cell table:formula="of:=CONCATENATE([.E22];[.D23])"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text:p>
          </table:table-cell>
        </table:table-row>
        <table:table-row table:style-name="ro1">
          <table:table-cell office:value-type="string" calcext:value-type="string">
            <text:p>MBERARBG</text:p>
          </table:table-cell>
          <table:table-cell table:formula="of:=LOWER([.A24])" office:value-type="string" office:string-value="mberarbg" calcext:value-type="string">
            <text:p>mberarbg</text:p>
          </table:table-cell>
          <table:table-cell office:value-type="string" calcext:value-type="string">
            <text:p>INT</text:p>
          </table:table-cell>
          <table:table-cell table:formula="of:=CONCATENATE([.B24];&quot; &quot;;[.C24];&quot;,&quot;)" office:value-type="string" office:string-value="mberarbg INT," calcext:value-type="string">
            <text:p>mberarbg INT,</text:p>
          </table:table-cell>
          <table:table-cell table:formula="of:=CONCATENATE([.E23];[.D24])"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text:p>
          </table:table-cell>
        </table:table-row>
        <table:table-row table:style-name="ro1">
          <table:table-cell office:value-type="string" calcext:value-type="string">
            <text:p>MBERARBO</text:p>
          </table:table-cell>
          <table:table-cell table:formula="of:=LOWER([.A25])" office:value-type="string" office:string-value="mberarbo" calcext:value-type="string">
            <text:p>mberarbo</text:p>
          </table:table-cell>
          <table:table-cell office:value-type="string" calcext:value-type="string">
            <text:p>INT</text:p>
          </table:table-cell>
          <table:table-cell table:formula="of:=CONCATENATE([.B25];&quot; &quot;;[.C25];&quot;,&quot;)" office:value-type="string" office:string-value="mberarbo INT," calcext:value-type="string">
            <text:p>mberarbo INT,</text:p>
          </table:table-cell>
          <table:table-cell table:formula="of:=CONCATENATE([.E24];[.D25])"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text:p>
          </table:table-cell>
        </table:table-row>
        <table:table-row table:style-name="ro1">
          <table:table-cell office:value-type="string" calcext:value-type="string">
            <text:p>MSKA</text:p>
          </table:table-cell>
          <table:table-cell table:formula="of:=LOWER([.A26])" office:value-type="string" office:string-value="mska" calcext:value-type="string">
            <text:p>mska</text:p>
          </table:table-cell>
          <table:table-cell office:value-type="string" calcext:value-type="string">
            <text:p>INT</text:p>
          </table:table-cell>
          <table:table-cell table:formula="of:=CONCATENATE([.B26];&quot; &quot;;[.C26];&quot;,&quot;)" office:value-type="string" office:string-value="mska INT," calcext:value-type="string">
            <text:p>mska INT,</text:p>
          </table:table-cell>
          <table:table-cell table:formula="of:=CONCATENATE([.E25];[.D26])"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text:p>
          </table:table-cell>
        </table:table-row>
        <table:table-row table:style-name="ro1">
          <table:table-cell office:value-type="string" calcext:value-type="string">
            <text:p>MSKB1</text:p>
          </table:table-cell>
          <table:table-cell table:formula="of:=LOWER([.A27])" office:value-type="string" office:string-value="mskb1" calcext:value-type="string">
            <text:p>mskb1</text:p>
          </table:table-cell>
          <table:table-cell office:value-type="string" calcext:value-type="string">
            <text:p>INT</text:p>
          </table:table-cell>
          <table:table-cell table:formula="of:=CONCATENATE([.B27];&quot; &quot;;[.C27];&quot;,&quot;)" office:value-type="string" office:string-value="mskb1 INT," calcext:value-type="string">
            <text:p>mskb1 INT,</text:p>
          </table:table-cell>
          <table:table-cell table:formula="of:=CONCATENATE([.E26];[.D27])"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text:p>
          </table:table-cell>
        </table:table-row>
        <table:table-row table:style-name="ro1">
          <table:table-cell office:value-type="string" calcext:value-type="string">
            <text:p>MSKB2</text:p>
          </table:table-cell>
          <table:table-cell table:formula="of:=LOWER([.A28])" office:value-type="string" office:string-value="mskb2" calcext:value-type="string">
            <text:p>mskb2</text:p>
          </table:table-cell>
          <table:table-cell office:value-type="string" calcext:value-type="string">
            <text:p>INT</text:p>
          </table:table-cell>
          <table:table-cell table:formula="of:=CONCATENATE([.B28];&quot; &quot;;[.C28];&quot;,&quot;)" office:value-type="string" office:string-value="mskb2 INT," calcext:value-type="string">
            <text:p>mskb2 INT,</text:p>
          </table:table-cell>
          <table:table-cell table:formula="of:=CONCATENATE([.E27];[.D28])"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text:p>
          </table:table-cell>
        </table:table-row>
        <table:table-row table:style-name="ro1">
          <table:table-cell office:value-type="string" calcext:value-type="string">
            <text:p>MSKC</text:p>
          </table:table-cell>
          <table:table-cell table:formula="of:=LOWER([.A29])" office:value-type="string" office:string-value="mskc" calcext:value-type="string">
            <text:p>mskc</text:p>
          </table:table-cell>
          <table:table-cell office:value-type="string" calcext:value-type="string">
            <text:p>INT</text:p>
          </table:table-cell>
          <table:table-cell table:formula="of:=CONCATENATE([.B29];&quot; &quot;;[.C29];&quot;,&quot;)" office:value-type="string" office:string-value="mskc INT," calcext:value-type="string">
            <text:p>mskc INT,</text:p>
          </table:table-cell>
          <table:table-cell table:formula="of:=CONCATENATE([.E28];[.D29])"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text:p>
          </table:table-cell>
        </table:table-row>
        <table:table-row table:style-name="ro1">
          <table:table-cell office:value-type="string" calcext:value-type="string">
            <text:p>MSKD</text:p>
          </table:table-cell>
          <table:table-cell table:formula="of:=LOWER([.A30])" office:value-type="string" office:string-value="mskd" calcext:value-type="string">
            <text:p>mskd</text:p>
          </table:table-cell>
          <table:table-cell office:value-type="string" calcext:value-type="string">
            <text:p>INT</text:p>
          </table:table-cell>
          <table:table-cell table:formula="of:=CONCATENATE([.B30];&quot; &quot;;[.C30];&quot;,&quot;)" office:value-type="string" office:string-value="mskd INT," calcext:value-type="string">
            <text:p>mskd INT,</text:p>
          </table:table-cell>
          <table:table-cell table:formula="of:=CONCATENATE([.E29];[.D30])"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text:p>
          </table:table-cell>
        </table:table-row>
        <table:table-row table:style-name="ro1">
          <table:table-cell office:value-type="string" calcext:value-type="string">
            <text:p>MHHUUR</text:p>
          </table:table-cell>
          <table:table-cell table:formula="of:=LOWER([.A31])" office:value-type="string" office:string-value="mhhuur" calcext:value-type="string">
            <text:p>mhhuur</text:p>
          </table:table-cell>
          <table:table-cell office:value-type="string" calcext:value-type="string">
            <text:p>INT</text:p>
          </table:table-cell>
          <table:table-cell table:formula="of:=CONCATENATE([.B31];&quot; &quot;;[.C31];&quot;,&quot;)" office:value-type="string" office:string-value="mhhuur INT," calcext:value-type="string">
            <text:p>mhhuur INT,</text:p>
          </table:table-cell>
          <table:table-cell table:formula="of:=CONCATENATE([.E30];[.D31])"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text:p>
          </table:table-cell>
        </table:table-row>
        <table:table-row table:style-name="ro1">
          <table:table-cell office:value-type="string" calcext:value-type="string">
            <text:p>MHKOOP</text:p>
          </table:table-cell>
          <table:table-cell table:formula="of:=LOWER([.A32])" office:value-type="string" office:string-value="mhkoop" calcext:value-type="string">
            <text:p>mhkoop</text:p>
          </table:table-cell>
          <table:table-cell office:value-type="string" calcext:value-type="string">
            <text:p>INT</text:p>
          </table:table-cell>
          <table:table-cell table:formula="of:=CONCATENATE([.B32];&quot; &quot;;[.C32];&quot;,&quot;)" office:value-type="string" office:string-value="mhkoop INT," calcext:value-type="string">
            <text:p>mhkoop INT,</text:p>
          </table:table-cell>
          <table:table-cell table:formula="of:=CONCATENATE([.E31];[.D32])"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text:p>
          </table:table-cell>
        </table:table-row>
        <table:table-row table:style-name="ro1">
          <table:table-cell office:value-type="string" calcext:value-type="string">
            <text:p>MAUT1</text:p>
          </table:table-cell>
          <table:table-cell table:formula="of:=LOWER([.A33])" office:value-type="string" office:string-value="maut1" calcext:value-type="string">
            <text:p>maut1</text:p>
          </table:table-cell>
          <table:table-cell office:value-type="string" calcext:value-type="string">
            <text:p>INT</text:p>
          </table:table-cell>
          <table:table-cell table:formula="of:=CONCATENATE([.B33];&quot; &quot;;[.C33];&quot;,&quot;)" office:value-type="string" office:string-value="maut1 INT," calcext:value-type="string">
            <text:p>maut1 INT,</text:p>
          </table:table-cell>
          <table:table-cell table:formula="of:=CONCATENATE([.E32];[.D33])"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text:p>
          </table:table-cell>
        </table:table-row>
        <table:table-row table:style-name="ro1">
          <table:table-cell office:value-type="string" calcext:value-type="string">
            <text:p>MAUT2</text:p>
          </table:table-cell>
          <table:table-cell table:formula="of:=LOWER([.A34])" office:value-type="string" office:string-value="maut2" calcext:value-type="string">
            <text:p>maut2</text:p>
          </table:table-cell>
          <table:table-cell office:value-type="string" calcext:value-type="string">
            <text:p>INT</text:p>
          </table:table-cell>
          <table:table-cell table:formula="of:=CONCATENATE([.B34];&quot; &quot;;[.C34];&quot;,&quot;)" office:value-type="string" office:string-value="maut2 INT," calcext:value-type="string">
            <text:p>maut2 INT,</text:p>
          </table:table-cell>
          <table:table-cell table:formula="of:=CONCATENATE([.E33];[.D34])"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text:p>
          </table:table-cell>
        </table:table-row>
        <table:table-row table:style-name="ro1">
          <table:table-cell office:value-type="string" calcext:value-type="string">
            <text:p>MAUT0</text:p>
          </table:table-cell>
          <table:table-cell table:formula="of:=LOWER([.A35])" office:value-type="string" office:string-value="maut0" calcext:value-type="string">
            <text:p>maut0</text:p>
          </table:table-cell>
          <table:table-cell office:value-type="string" calcext:value-type="string">
            <text:p>INT</text:p>
          </table:table-cell>
          <table:table-cell table:formula="of:=CONCATENATE([.B35];&quot; &quot;;[.C35];&quot;,&quot;)" office:value-type="string" office:string-value="maut0 INT," calcext:value-type="string">
            <text:p>maut0 INT,</text:p>
          </table:table-cell>
          <table:table-cell table:formula="of:=CONCATENATE([.E34];[.D35])"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text:p>
          </table:table-cell>
        </table:table-row>
        <table:table-row table:style-name="ro1">
          <table:table-cell office:value-type="string" calcext:value-type="string">
            <text:p>MZFONDS</text:p>
          </table:table-cell>
          <table:table-cell table:formula="of:=LOWER([.A36])" office:value-type="string" office:string-value="mzfonds" calcext:value-type="string">
            <text:p>mzfonds</text:p>
          </table:table-cell>
          <table:table-cell office:value-type="string" calcext:value-type="string">
            <text:p>INT</text:p>
          </table:table-cell>
          <table:table-cell table:formula="of:=CONCATENATE([.B36];&quot; &quot;;[.C36];&quot;,&quot;)" office:value-type="string" office:string-value="mzfonds INT," calcext:value-type="string">
            <text:p>mzfonds INT,</text:p>
          </table:table-cell>
          <table:table-cell table:formula="of:=CONCATENATE([.E35];[.D36])"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text:p>
          </table:table-cell>
        </table:table-row>
        <table:table-row table:style-name="ro1">
          <table:table-cell office:value-type="string" calcext:value-type="string">
            <text:p>MZPART</text:p>
          </table:table-cell>
          <table:table-cell table:formula="of:=LOWER([.A37])" office:value-type="string" office:string-value="mzpart" calcext:value-type="string">
            <text:p>mzpart</text:p>
          </table:table-cell>
          <table:table-cell office:value-type="string" calcext:value-type="string">
            <text:p>INT</text:p>
          </table:table-cell>
          <table:table-cell table:formula="of:=CONCATENATE([.B37];&quot; &quot;;[.C37];&quot;,&quot;)" office:value-type="string" office:string-value="mzpart INT," calcext:value-type="string">
            <text:p>mzpart INT,</text:p>
          </table:table-cell>
          <table:table-cell table:formula="of:=CONCATENATE([.E36];[.D37])"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text:p>
          </table:table-cell>
        </table:table-row>
        <table:table-row table:style-name="ro1">
          <table:table-cell office:value-type="string" calcext:value-type="string">
            <text:p>MINKM30</text:p>
          </table:table-cell>
          <table:table-cell table:formula="of:=LOWER([.A38])" office:value-type="string" office:string-value="minkm30" calcext:value-type="string">
            <text:p>minkm30</text:p>
          </table:table-cell>
          <table:table-cell office:value-type="string" calcext:value-type="string">
            <text:p>INT</text:p>
          </table:table-cell>
          <table:table-cell table:formula="of:=CONCATENATE([.B38];&quot; &quot;;[.C38];&quot;,&quot;)" office:value-type="string" office:string-value="minkm30 INT," calcext:value-type="string">
            <text:p>minkm30 INT,</text:p>
          </table:table-cell>
          <table:table-cell table:formula="of:=CONCATENATE([.E37];[.D38])"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text:p>
          </table:table-cell>
        </table:table-row>
        <table:table-row table:style-name="ro1">
          <table:table-cell office:value-type="string" calcext:value-type="string">
            <text:p>MINK3045</text:p>
          </table:table-cell>
          <table:table-cell table:formula="of:=LOWER([.A39])" office:value-type="string" office:string-value="mink3045" calcext:value-type="string">
            <text:p>mink3045</text:p>
          </table:table-cell>
          <table:table-cell office:value-type="string" calcext:value-type="string">
            <text:p>INT</text:p>
          </table:table-cell>
          <table:table-cell table:formula="of:=CONCATENATE([.B39];&quot; &quot;;[.C39];&quot;,&quot;)" office:value-type="string" office:string-value="mink3045 INT," calcext:value-type="string">
            <text:p>mink3045 INT,</text:p>
          </table:table-cell>
          <table:table-cell table:formula="of:=CONCATENATE([.E38];[.D39])"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text:p>
          </table:table-cell>
        </table:table-row>
        <table:table-row table:style-name="ro1">
          <table:table-cell office:value-type="string" calcext:value-type="string">
            <text:p>MINK4575</text:p>
          </table:table-cell>
          <table:table-cell table:formula="of:=LOWER([.A40])" office:value-type="string" office:string-value="mink4575" calcext:value-type="string">
            <text:p>mink4575</text:p>
          </table:table-cell>
          <table:table-cell office:value-type="string" calcext:value-type="string">
            <text:p>INT</text:p>
          </table:table-cell>
          <table:table-cell table:formula="of:=CONCATENATE([.B40];&quot; &quot;;[.C40];&quot;,&quot;)" office:value-type="string" office:string-value="mink4575 INT," calcext:value-type="string">
            <text:p>mink4575 INT,</text:p>
          </table:table-cell>
          <table:table-cell table:formula="of:=CONCATENATE([.E39];[.D40])"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text:p>
          </table:table-cell>
        </table:table-row>
        <table:table-row table:style-name="ro1">
          <table:table-cell office:value-type="string" calcext:value-type="string">
            <text:p>MINK7512</text:p>
          </table:table-cell>
          <table:table-cell table:formula="of:=LOWER([.A41])" office:value-type="string" office:string-value="mink7512" calcext:value-type="string">
            <text:p>mink7512</text:p>
          </table:table-cell>
          <table:table-cell office:value-type="string" calcext:value-type="string">
            <text:p>INT</text:p>
          </table:table-cell>
          <table:table-cell table:formula="of:=CONCATENATE([.B41];&quot; &quot;;[.C41];&quot;,&quot;)" office:value-type="string" office:string-value="mink7512 INT," calcext:value-type="string">
            <text:p>mink7512 INT,</text:p>
          </table:table-cell>
          <table:table-cell table:formula="of:=CONCATENATE([.E40];[.D41])"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text:p>
          </table:table-cell>
        </table:table-row>
        <table:table-row table:style-name="ro1">
          <table:table-cell office:value-type="string" calcext:value-type="string">
            <text:p>MINK123M</text:p>
          </table:table-cell>
          <table:table-cell table:formula="of:=LOWER([.A42])" office:value-type="string" office:string-value="mink123m" calcext:value-type="string">
            <text:p>mink123m</text:p>
          </table:table-cell>
          <table:table-cell office:value-type="string" calcext:value-type="string">
            <text:p>INT</text:p>
          </table:table-cell>
          <table:table-cell table:formula="of:=CONCATENATE([.B42];&quot; &quot;;[.C42];&quot;,&quot;)" office:value-type="string" office:string-value="mink123m INT," calcext:value-type="string">
            <text:p>mink123m INT,</text:p>
          </table:table-cell>
          <table:table-cell table:formula="of:=CONCATENATE([.E41];[.D42])"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text:p>
          </table:table-cell>
        </table:table-row>
        <table:table-row table:style-name="ro1">
          <table:table-cell office:value-type="string" calcext:value-type="string">
            <text:p>MINKGEM</text:p>
          </table:table-cell>
          <table:table-cell table:formula="of:=LOWER([.A43])" office:value-type="string" office:string-value="minkgem" calcext:value-type="string">
            <text:p>minkgem</text:p>
          </table:table-cell>
          <table:table-cell office:value-type="string" calcext:value-type="string">
            <text:p>INT</text:p>
          </table:table-cell>
          <table:table-cell table:formula="of:=CONCATENATE([.B43];&quot; &quot;;[.C43];&quot;,&quot;)" office:value-type="string" office:string-value="minkgem INT," calcext:value-type="string">
            <text:p>minkgem INT,</text:p>
          </table:table-cell>
          <table:table-cell table:formula="of:=CONCATENATE([.E42];[.D43])"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text:p>
          </table:table-cell>
        </table:table-row>
        <table:table-row table:style-name="ro1">
          <table:table-cell office:value-type="string" calcext:value-type="string">
            <text:p>MKOOPKLA</text:p>
          </table:table-cell>
          <table:table-cell table:formula="of:=LOWER([.A44])" office:value-type="string" office:string-value="mkoopkla" calcext:value-type="string">
            <text:p>mkoopkla</text:p>
          </table:table-cell>
          <table:table-cell office:value-type="string" calcext:value-type="string">
            <text:p>INT</text:p>
          </table:table-cell>
          <table:table-cell table:formula="of:=CONCATENATE([.B44];&quot; &quot;;[.C44];&quot;,&quot;)" office:value-type="string" office:string-value="mkoopkla INT," calcext:value-type="string">
            <text:p>mkoopkla INT,</text:p>
          </table:table-cell>
          <table:table-cell table:formula="of:=CONCATENATE([.E43];[.D44])"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text:p>
          </table:table-cell>
        </table:table-row>
        <table:table-row table:style-name="ro1">
          <table:table-cell office:value-type="string" calcext:value-type="string">
            <text:p>PWAPART</text:p>
          </table:table-cell>
          <table:table-cell table:formula="of:=LOWER([.A45])" office:value-type="string" office:string-value="pwapart" calcext:value-type="string">
            <text:p>pwapart</text:p>
          </table:table-cell>
          <table:table-cell office:value-type="string" calcext:value-type="string">
            <text:p>INT</text:p>
          </table:table-cell>
          <table:table-cell table:formula="of:=CONCATENATE([.B45];&quot; &quot;;[.C45];&quot;,&quot;)" office:value-type="string" office:string-value="pwapart INT," calcext:value-type="string">
            <text:p>pwapart INT,</text:p>
          </table:table-cell>
          <table:table-cell table:formula="of:=CONCATENATE([.E44];[.D45])"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text:p>
          </table:table-cell>
        </table:table-row>
        <table:table-row table:style-name="ro1">
          <table:table-cell office:value-type="string" calcext:value-type="string">
            <text:p>PWABEDR</text:p>
          </table:table-cell>
          <table:table-cell table:formula="of:=LOWER([.A46])" office:value-type="string" office:string-value="pwabedr" calcext:value-type="string">
            <text:p>pwabedr</text:p>
          </table:table-cell>
          <table:table-cell office:value-type="string" calcext:value-type="string">
            <text:p>INT</text:p>
          </table:table-cell>
          <table:table-cell table:formula="of:=CONCATENATE([.B46];&quot; &quot;;[.C46];&quot;,&quot;)" office:value-type="string" office:string-value="pwabedr INT," calcext:value-type="string">
            <text:p>pwabedr INT,</text:p>
          </table:table-cell>
          <table:table-cell table:formula="of:=CONCATENATE([.E45];[.D46])"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text:p>
          </table:table-cell>
        </table:table-row>
        <table:table-row table:style-name="ro1">
          <table:table-cell office:value-type="string" calcext:value-type="string">
            <text:p>PWALAND</text:p>
          </table:table-cell>
          <table:table-cell table:formula="of:=LOWER([.A47])" office:value-type="string" office:string-value="pwaland" calcext:value-type="string">
            <text:p>pwaland</text:p>
          </table:table-cell>
          <table:table-cell office:value-type="string" calcext:value-type="string">
            <text:p>INT</text:p>
          </table:table-cell>
          <table:table-cell table:formula="of:=CONCATENATE([.B47];&quot; &quot;;[.C47];&quot;,&quot;)" office:value-type="string" office:string-value="pwaland INT," calcext:value-type="string">
            <text:p>pwaland INT,</text:p>
          </table:table-cell>
          <table:table-cell table:formula="of:=CONCATENATE([.E46];[.D47])"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text:p>
          </table:table-cell>
        </table:table-row>
        <table:table-row table:style-name="ro1">
          <table:table-cell office:value-type="string" calcext:value-type="string">
            <text:p>PPERSAUT</text:p>
          </table:table-cell>
          <table:table-cell table:formula="of:=LOWER([.A48])" office:value-type="string" office:string-value="ppersaut" calcext:value-type="string">
            <text:p>ppersaut</text:p>
          </table:table-cell>
          <table:table-cell office:value-type="string" calcext:value-type="string">
            <text:p>INT</text:p>
          </table:table-cell>
          <table:table-cell table:formula="of:=CONCATENATE([.B48];&quot; &quot;;[.C48];&quot;,&quot;)" office:value-type="string" office:string-value="ppersaut INT," calcext:value-type="string">
            <text:p>ppersaut INT,</text:p>
          </table:table-cell>
          <table:table-cell table:formula="of:=CONCATENATE([.E47];[.D48])"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text:p>
          </table:table-cell>
        </table:table-row>
        <table:table-row table:style-name="ro1">
          <table:table-cell office:value-type="string" calcext:value-type="string">
            <text:p>PBESAUT</text:p>
          </table:table-cell>
          <table:table-cell table:formula="of:=LOWER([.A49])" office:value-type="string" office:string-value="pbesaut" calcext:value-type="string">
            <text:p>pbesaut</text:p>
          </table:table-cell>
          <table:table-cell office:value-type="string" calcext:value-type="string">
            <text:p>INT</text:p>
          </table:table-cell>
          <table:table-cell table:formula="of:=CONCATENATE([.B49];&quot; &quot;;[.C49];&quot;,&quot;)" office:value-type="string" office:string-value="pbesaut INT," calcext:value-type="string">
            <text:p>pbesaut INT,</text:p>
          </table:table-cell>
          <table:table-cell table:formula="of:=CONCATENATE([.E48];[.D49])"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text:p>
          </table:table-cell>
        </table:table-row>
        <table:table-row table:style-name="ro1">
          <table:table-cell office:value-type="string" calcext:value-type="string">
            <text:p>PMOTSCO</text:p>
          </table:table-cell>
          <table:table-cell table:formula="of:=LOWER([.A50])" office:value-type="string" office:string-value="pmotsco" calcext:value-type="string">
            <text:p>pmotsco</text:p>
          </table:table-cell>
          <table:table-cell office:value-type="string" calcext:value-type="string">
            <text:p>INT</text:p>
          </table:table-cell>
          <table:table-cell table:formula="of:=CONCATENATE([.B50];&quot; &quot;;[.C50];&quot;,&quot;)" office:value-type="string" office:string-value="pmotsco INT," calcext:value-type="string">
            <text:p>pmotsco INT,</text:p>
          </table:table-cell>
          <table:table-cell table:formula="of:=CONCATENATE([.E49];[.D50])"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text:p>
          </table:table-cell>
        </table:table-row>
        <table:table-row table:style-name="ro1">
          <table:table-cell office:value-type="string" calcext:value-type="string">
            <text:p>PVRAAUT</text:p>
          </table:table-cell>
          <table:table-cell table:formula="of:=LOWER([.A51])" office:value-type="string" office:string-value="pvraaut" calcext:value-type="string">
            <text:p>pvraaut</text:p>
          </table:table-cell>
          <table:table-cell office:value-type="string" calcext:value-type="string">
            <text:p>INT</text:p>
          </table:table-cell>
          <table:table-cell table:formula="of:=CONCATENATE([.B51];&quot; &quot;;[.C51];&quot;,&quot;)" office:value-type="string" office:string-value="pvraaut INT," calcext:value-type="string">
            <text:p>pvraaut INT,</text:p>
          </table:table-cell>
          <table:table-cell table:formula="of:=CONCATENATE([.E50];[.D51])"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text:p>
          </table:table-cell>
        </table:table-row>
        <table:table-row table:style-name="ro1">
          <table:table-cell office:value-type="string" calcext:value-type="string">
            <text:p>PAANHANG</text:p>
          </table:table-cell>
          <table:table-cell table:formula="of:=LOWER([.A52])" office:value-type="string" office:string-value="paanhang" calcext:value-type="string">
            <text:p>paanhang</text:p>
          </table:table-cell>
          <table:table-cell office:value-type="string" calcext:value-type="string">
            <text:p>INT</text:p>
          </table:table-cell>
          <table:table-cell table:formula="of:=CONCATENATE([.B52];&quot; &quot;;[.C52];&quot;,&quot;)" office:value-type="string" office:string-value="paanhang INT," calcext:value-type="string">
            <text:p>paanhang INT,</text:p>
          </table:table-cell>
          <table:table-cell table:formula="of:=CONCATENATE([.E51];[.D52])"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text:p>
          </table:table-cell>
        </table:table-row>
        <table:table-row table:style-name="ro1">
          <table:table-cell office:value-type="string" calcext:value-type="string">
            <text:p>PTRACTOR</text:p>
          </table:table-cell>
          <table:table-cell table:formula="of:=LOWER([.A53])" office:value-type="string" office:string-value="ptractor" calcext:value-type="string">
            <text:p>ptractor</text:p>
          </table:table-cell>
          <table:table-cell office:value-type="string" calcext:value-type="string">
            <text:p>INT</text:p>
          </table:table-cell>
          <table:table-cell table:formula="of:=CONCATENATE([.B53];&quot; &quot;;[.C53];&quot;,&quot;)" office:value-type="string" office:string-value="ptractor INT," calcext:value-type="string">
            <text:p>ptractor INT,</text:p>
          </table:table-cell>
          <table:table-cell table:formula="of:=CONCATENATE([.E52];[.D53])"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text:p>
          </table:table-cell>
        </table:table-row>
        <table:table-row table:style-name="ro1">
          <table:table-cell office:value-type="string" calcext:value-type="string">
            <text:p>PWERKT</text:p>
          </table:table-cell>
          <table:table-cell table:formula="of:=LOWER([.A54])" office:value-type="string" office:string-value="pwerkt" calcext:value-type="string">
            <text:p>pwerkt</text:p>
          </table:table-cell>
          <table:table-cell office:value-type="string" calcext:value-type="string">
            <text:p>INT</text:p>
          </table:table-cell>
          <table:table-cell table:formula="of:=CONCATENATE([.B54];&quot; &quot;;[.C54];&quot;,&quot;)" office:value-type="string" office:string-value="pwerkt INT," calcext:value-type="string">
            <text:p>pwerkt INT,</text:p>
          </table:table-cell>
          <table:table-cell table:formula="of:=CONCATENATE([.E53];[.D54])"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text:p>
          </table:table-cell>
        </table:table-row>
        <table:table-row table:style-name="ro1">
          <table:table-cell office:value-type="string" calcext:value-type="string">
            <text:p>PBROM</text:p>
          </table:table-cell>
          <table:table-cell table:formula="of:=LOWER([.A55])" office:value-type="string" office:string-value="pbrom" calcext:value-type="string">
            <text:p>pbrom</text:p>
          </table:table-cell>
          <table:table-cell office:value-type="string" calcext:value-type="string">
            <text:p>INT</text:p>
          </table:table-cell>
          <table:table-cell table:formula="of:=CONCATENATE([.B55];&quot; &quot;;[.C55];&quot;,&quot;)" office:value-type="string" office:string-value="pbrom INT," calcext:value-type="string">
            <text:p>pbrom INT,</text:p>
          </table:table-cell>
          <table:table-cell table:formula="of:=CONCATENATE([.E54];[.D55])"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text:p>
          </table:table-cell>
        </table:table-row>
        <table:table-row table:style-name="ro1">
          <table:table-cell office:value-type="string" calcext:value-type="string">
            <text:p>PLEVEN</text:p>
          </table:table-cell>
          <table:table-cell table:formula="of:=LOWER([.A56])" office:value-type="string" office:string-value="pleven" calcext:value-type="string">
            <text:p>pleven</text:p>
          </table:table-cell>
          <table:table-cell office:value-type="string" calcext:value-type="string">
            <text:p>INT</text:p>
          </table:table-cell>
          <table:table-cell table:formula="of:=CONCATENATE([.B56];&quot; &quot;;[.C56];&quot;,&quot;)" office:value-type="string" office:string-value="pleven INT," calcext:value-type="string">
            <text:p>pleven INT,</text:p>
          </table:table-cell>
          <table:table-cell table:formula="of:=CONCATENATE([.E55];[.D56])"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text:p>
          </table:table-cell>
        </table:table-row>
        <table:table-row table:style-name="ro1">
          <table:table-cell office:value-type="string" calcext:value-type="string">
            <text:p>PPERSONG</text:p>
          </table:table-cell>
          <table:table-cell table:formula="of:=LOWER([.A57])" office:value-type="string" office:string-value="ppersong" calcext:value-type="string">
            <text:p>ppersong</text:p>
          </table:table-cell>
          <table:table-cell office:value-type="string" calcext:value-type="string">
            <text:p>INT</text:p>
          </table:table-cell>
          <table:table-cell table:formula="of:=CONCATENATE([.B57];&quot; &quot;;[.C57];&quot;,&quot;)" office:value-type="string" office:string-value="ppersong INT," calcext:value-type="string">
            <text:p>ppersong INT,</text:p>
          </table:table-cell>
          <table:table-cell table:formula="of:=CONCATENATE([.E56];[.D57])"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text:p>
          </table:table-cell>
        </table:table-row>
        <table:table-row table:style-name="ro1">
          <table:table-cell office:value-type="string" calcext:value-type="string">
            <text:p>PGEZONG</text:p>
          </table:table-cell>
          <table:table-cell table:formula="of:=LOWER([.A58])" office:value-type="string" office:string-value="pgezong" calcext:value-type="string">
            <text:p>pgezong</text:p>
          </table:table-cell>
          <table:table-cell office:value-type="string" calcext:value-type="string">
            <text:p>INT</text:p>
          </table:table-cell>
          <table:table-cell table:formula="of:=CONCATENATE([.B58];&quot; &quot;;[.C58];&quot;,&quot;)" office:value-type="string" office:string-value="pgezong INT," calcext:value-type="string">
            <text:p>pgezong INT,</text:p>
          </table:table-cell>
          <table:table-cell table:formula="of:=CONCATENATE([.E57];[.D58])"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text:p>
          </table:table-cell>
        </table:table-row>
        <table:table-row table:style-name="ro1">
          <table:table-cell office:value-type="string" calcext:value-type="string">
            <text:p>PWAOREG</text:p>
          </table:table-cell>
          <table:table-cell table:formula="of:=LOWER([.A59])" office:value-type="string" office:string-value="pwaoreg" calcext:value-type="string">
            <text:p>pwaoreg</text:p>
          </table:table-cell>
          <table:table-cell office:value-type="string" calcext:value-type="string">
            <text:p>INT</text:p>
          </table:table-cell>
          <table:table-cell table:formula="of:=CONCATENATE([.B59];&quot; &quot;;[.C59];&quot;,&quot;)" office:value-type="string" office:string-value="pwaoreg INT," calcext:value-type="string">
            <text:p>pwaoreg INT,</text:p>
          </table:table-cell>
          <table:table-cell table:formula="of:=CONCATENATE([.E58];[.D59])"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text:p>
          </table:table-cell>
        </table:table-row>
        <table:table-row table:style-name="ro1">
          <table:table-cell office:value-type="string" calcext:value-type="string">
            <text:p>PBRAND</text:p>
          </table:table-cell>
          <table:table-cell table:formula="of:=LOWER([.A60])" office:value-type="string" office:string-value="pbrand" calcext:value-type="string">
            <text:p>pbrand</text:p>
          </table:table-cell>
          <table:table-cell office:value-type="string" calcext:value-type="string">
            <text:p>INT</text:p>
          </table:table-cell>
          <table:table-cell table:formula="of:=CONCATENATE([.B60];&quot; &quot;;[.C60];&quot;,&quot;)" office:value-type="string" office:string-value="pbrand INT," calcext:value-type="string">
            <text:p>pbrand INT,</text:p>
          </table:table-cell>
          <table:table-cell table:formula="of:=CONCATENATE([.E59];[.D60])"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text:p>
          </table:table-cell>
        </table:table-row>
        <table:table-row table:style-name="ro1">
          <table:table-cell office:value-type="string" calcext:value-type="string">
            <text:p>PZEILPL</text:p>
          </table:table-cell>
          <table:table-cell table:formula="of:=LOWER([.A61])" office:value-type="string" office:string-value="pzeilpl" calcext:value-type="string">
            <text:p>pzeilpl</text:p>
          </table:table-cell>
          <table:table-cell office:value-type="string" calcext:value-type="string">
            <text:p>INT</text:p>
          </table:table-cell>
          <table:table-cell table:formula="of:=CONCATENATE([.B61];&quot; &quot;;[.C61];&quot;,&quot;)" office:value-type="string" office:string-value="pzeilpl INT," calcext:value-type="string">
            <text:p>pzeilpl INT,</text:p>
          </table:table-cell>
          <table:table-cell table:formula="of:=CONCATENATE([.E60];[.D61])"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text:p>
          </table:table-cell>
        </table:table-row>
        <table:table-row table:style-name="ro1">
          <table:table-cell office:value-type="string" calcext:value-type="string">
            <text:p>PPLEZIER</text:p>
          </table:table-cell>
          <table:table-cell table:formula="of:=LOWER([.A62])" office:value-type="string" office:string-value="pplezier" calcext:value-type="string">
            <text:p>pplezier</text:p>
          </table:table-cell>
          <table:table-cell office:value-type="string" calcext:value-type="string">
            <text:p>INT</text:p>
          </table:table-cell>
          <table:table-cell table:formula="of:=CONCATENATE([.B62];&quot; &quot;;[.C62];&quot;,&quot;)" office:value-type="string" office:string-value="pplezier INT," calcext:value-type="string">
            <text:p>pplezier INT,</text:p>
          </table:table-cell>
          <table:table-cell table:formula="of:=CONCATENATE([.E61];[.D62])"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text:p>
          </table:table-cell>
        </table:table-row>
        <table:table-row table:style-name="ro1">
          <table:table-cell office:value-type="string" calcext:value-type="string">
            <text:p>PFIETS</text:p>
          </table:table-cell>
          <table:table-cell table:formula="of:=LOWER([.A63])" office:value-type="string" office:string-value="pfiets" calcext:value-type="string">
            <text:p>pfiets</text:p>
          </table:table-cell>
          <table:table-cell office:value-type="string" calcext:value-type="string">
            <text:p>INT</text:p>
          </table:table-cell>
          <table:table-cell table:formula="of:=CONCATENATE([.B63];&quot; &quot;;[.C63];&quot;,&quot;)" office:value-type="string" office:string-value="pfiets INT," calcext:value-type="string">
            <text:p>pfiets INT,</text:p>
          </table:table-cell>
          <table:table-cell table:formula="of:=CONCATENATE([.E62];[.D63])"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text:p>
          </table:table-cell>
        </table:table-row>
        <table:table-row table:style-name="ro1">
          <table:table-cell office:value-type="string" calcext:value-type="string">
            <text:p>PINBOED</text:p>
          </table:table-cell>
          <table:table-cell table:formula="of:=LOWER([.A64])" office:value-type="string" office:string-value="pinboed" calcext:value-type="string">
            <text:p>pinboed</text:p>
          </table:table-cell>
          <table:table-cell office:value-type="string" calcext:value-type="string">
            <text:p>INT</text:p>
          </table:table-cell>
          <table:table-cell table:formula="of:=CONCATENATE([.B64];&quot; &quot;;[.C64];&quot;,&quot;)" office:value-type="string" office:string-value="pinboed INT," calcext:value-type="string">
            <text:p>pinboed INT,</text:p>
          </table:table-cell>
          <table:table-cell table:formula="of:=CONCATENATE([.E63];[.D64])"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text:p>
          </table:table-cell>
        </table:table-row>
        <table:table-row table:style-name="ro1">
          <table:table-cell office:value-type="string" calcext:value-type="string">
            <text:p>PBYSTAND</text:p>
          </table:table-cell>
          <table:table-cell table:formula="of:=LOWER([.A65])" office:value-type="string" office:string-value="pbystand" calcext:value-type="string">
            <text:p>pbystand</text:p>
          </table:table-cell>
          <table:table-cell office:value-type="string" calcext:value-type="string">
            <text:p>INT</text:p>
          </table:table-cell>
          <table:table-cell table:formula="of:=CONCATENATE([.B65];&quot; &quot;;[.C65];&quot;,&quot;)" office:value-type="string" office:string-value="pbystand INT," calcext:value-type="string">
            <text:p>pbystand INT,</text:p>
          </table:table-cell>
          <table:table-cell table:formula="of:=CONCATENATE([.E64];[.D65])"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text:p>
          </table:table-cell>
        </table:table-row>
        <table:table-row table:style-name="ro1">
          <table:table-cell office:value-type="string" calcext:value-type="string">
            <text:p>AWAPART</text:p>
          </table:table-cell>
          <table:table-cell table:formula="of:=LOWER([.A66])" office:value-type="string" office:string-value="awapart" calcext:value-type="string">
            <text:p>awapart</text:p>
          </table:table-cell>
          <table:table-cell office:value-type="string" calcext:value-type="string">
            <text:p>INT</text:p>
          </table:table-cell>
          <table:table-cell table:formula="of:=CONCATENATE([.B66];&quot; &quot;;[.C66];&quot;,&quot;)" office:value-type="string" office:string-value="awapart INT," calcext:value-type="string">
            <text:p>awapart INT,</text:p>
          </table:table-cell>
          <table:table-cell table:formula="of:=CONCATENATE([.E65];[.D66])"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text:p>
          </table:table-cell>
        </table:table-row>
        <table:table-row table:style-name="ro1">
          <table:table-cell office:value-type="string" calcext:value-type="string">
            <text:p>AWABEDR</text:p>
          </table:table-cell>
          <table:table-cell table:formula="of:=LOWER([.A67])" office:value-type="string" office:string-value="awabedr" calcext:value-type="string">
            <text:p>awabedr</text:p>
          </table:table-cell>
          <table:table-cell office:value-type="string" calcext:value-type="string">
            <text:p>INT</text:p>
          </table:table-cell>
          <table:table-cell table:formula="of:=CONCATENATE([.B67];&quot; &quot;;[.C67];&quot;,&quot;)" office:value-type="string" office:string-value="awabedr INT," calcext:value-type="string">
            <text:p>awabedr INT,</text:p>
          </table:table-cell>
          <table:table-cell table:formula="of:=CONCATENATE([.E66];[.D67])"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text:p>
          </table:table-cell>
        </table:table-row>
        <table:table-row table:style-name="ro1">
          <table:table-cell office:value-type="string" calcext:value-type="string">
            <text:p>AWALAND</text:p>
          </table:table-cell>
          <table:table-cell table:formula="of:=LOWER([.A68])" office:value-type="string" office:string-value="awaland" calcext:value-type="string">
            <text:p>awaland</text:p>
          </table:table-cell>
          <table:table-cell office:value-type="string" calcext:value-type="string">
            <text:p>INT</text:p>
          </table:table-cell>
          <table:table-cell table:formula="of:=CONCATENATE([.B68];&quot; &quot;;[.C68];&quot;,&quot;)" office:value-type="string" office:string-value="awaland INT," calcext:value-type="string">
            <text:p>awaland INT,</text:p>
          </table:table-cell>
          <table:table-cell table:formula="of:=CONCATENATE([.E67];[.D68])"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text:p>
          </table:table-cell>
        </table:table-row>
        <table:table-row table:style-name="ro1">
          <table:table-cell office:value-type="string" calcext:value-type="string">
            <text:p>APERSAUT</text:p>
          </table:table-cell>
          <table:table-cell table:formula="of:=LOWER([.A69])" office:value-type="string" office:string-value="apersaut" calcext:value-type="string">
            <text:p>apersaut</text:p>
          </table:table-cell>
          <table:table-cell office:value-type="string" calcext:value-type="string">
            <text:p>INT</text:p>
          </table:table-cell>
          <table:table-cell table:formula="of:=CONCATENATE([.B69];&quot; &quot;;[.C69];&quot;,&quot;)" office:value-type="string" office:string-value="apersaut INT," calcext:value-type="string">
            <text:p>apersaut INT,</text:p>
          </table:table-cell>
          <table:table-cell table:formula="of:=CONCATENATE([.E68];[.D69])"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text:p>
          </table:table-cell>
        </table:table-row>
        <table:table-row table:style-name="ro1">
          <table:table-cell office:value-type="string" calcext:value-type="string">
            <text:p>ABESAUT</text:p>
          </table:table-cell>
          <table:table-cell table:formula="of:=LOWER([.A70])" office:value-type="string" office:string-value="abesaut" calcext:value-type="string">
            <text:p>abesaut</text:p>
          </table:table-cell>
          <table:table-cell office:value-type="string" calcext:value-type="string">
            <text:p>INT</text:p>
          </table:table-cell>
          <table:table-cell table:formula="of:=CONCATENATE([.B70];&quot; &quot;;[.C70];&quot;,&quot;)" office:value-type="string" office:string-value="abesaut INT," calcext:value-type="string">
            <text:p>abesaut INT,</text:p>
          </table:table-cell>
          <table:table-cell table:formula="of:=CONCATENATE([.E69];[.D70])"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text:p>
          </table:table-cell>
        </table:table-row>
        <table:table-row table:style-name="ro1">
          <table:table-cell office:value-type="string" calcext:value-type="string">
            <text:p>AMOTSCO</text:p>
          </table:table-cell>
          <table:table-cell table:formula="of:=LOWER([.A71])" office:value-type="string" office:string-value="amotsco" calcext:value-type="string">
            <text:p>amotsco</text:p>
          </table:table-cell>
          <table:table-cell office:value-type="string" calcext:value-type="string">
            <text:p>INT</text:p>
          </table:table-cell>
          <table:table-cell table:formula="of:=CONCATENATE([.B71];&quot; &quot;;[.C71];&quot;,&quot;)" office:value-type="string" office:string-value="amotsco INT," calcext:value-type="string">
            <text:p>amotsco INT,</text:p>
          </table:table-cell>
          <table:table-cell table:formula="of:=CONCATENATE([.E70];[.D71])"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text:p>
          </table:table-cell>
        </table:table-row>
        <table:table-row table:style-name="ro1">
          <table:table-cell office:value-type="string" calcext:value-type="string">
            <text:p>AVRAAUT</text:p>
          </table:table-cell>
          <table:table-cell table:formula="of:=LOWER([.A72])" office:value-type="string" office:string-value="avraaut" calcext:value-type="string">
            <text:p>avraaut</text:p>
          </table:table-cell>
          <table:table-cell office:value-type="string" calcext:value-type="string">
            <text:p>INT</text:p>
          </table:table-cell>
          <table:table-cell table:formula="of:=CONCATENATE([.B72];&quot; &quot;;[.C72];&quot;,&quot;)" office:value-type="string" office:string-value="avraaut INT," calcext:value-type="string">
            <text:p>avraaut INT,</text:p>
          </table:table-cell>
          <table:table-cell table:formula="of:=CONCATENATE([.E71];[.D72])"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text:p>
          </table:table-cell>
        </table:table-row>
        <table:table-row table:style-name="ro1">
          <table:table-cell office:value-type="string" calcext:value-type="string">
            <text:p>AAANHANG</text:p>
          </table:table-cell>
          <table:table-cell table:formula="of:=LOWER([.A73])" office:value-type="string" office:string-value="aaanhang" calcext:value-type="string">
            <text:p>aaanhang</text:p>
          </table:table-cell>
          <table:table-cell office:value-type="string" calcext:value-type="string">
            <text:p>INT</text:p>
          </table:table-cell>
          <table:table-cell table:formula="of:=CONCATENATE([.B73];&quot; &quot;;[.C73];&quot;,&quot;)" office:value-type="string" office:string-value="aaanhang INT," calcext:value-type="string">
            <text:p>aaanhang INT,</text:p>
          </table:table-cell>
          <table:table-cell table:formula="of:=CONCATENATE([.E72];[.D73])"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text:p>
          </table:table-cell>
        </table:table-row>
        <table:table-row table:style-name="ro1">
          <table:table-cell office:value-type="string" calcext:value-type="string">
            <text:p>ATRACTOR</text:p>
          </table:table-cell>
          <table:table-cell table:formula="of:=LOWER([.A74])" office:value-type="string" office:string-value="atractor" calcext:value-type="string">
            <text:p>atractor</text:p>
          </table:table-cell>
          <table:table-cell office:value-type="string" calcext:value-type="string">
            <text:p>INT</text:p>
          </table:table-cell>
          <table:table-cell table:formula="of:=CONCATENATE([.B74];&quot; &quot;;[.C74];&quot;,&quot;)" office:value-type="string" office:string-value="atractor INT," calcext:value-type="string">
            <text:p>atractor INT,</text:p>
          </table:table-cell>
          <table:table-cell table:formula="of:=CONCATENATE([.E73];[.D74])"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text:p>
          </table:table-cell>
        </table:table-row>
        <table:table-row table:style-name="ro1">
          <table:table-cell office:value-type="string" calcext:value-type="string">
            <text:p>AWERKT</text:p>
          </table:table-cell>
          <table:table-cell table:formula="of:=LOWER([.A75])" office:value-type="string" office:string-value="awerkt" calcext:value-type="string">
            <text:p>awerkt</text:p>
          </table:table-cell>
          <table:table-cell office:value-type="string" calcext:value-type="string">
            <text:p>INT</text:p>
          </table:table-cell>
          <table:table-cell table:formula="of:=CONCATENATE([.B75];&quot; &quot;;[.C75];&quot;,&quot;)" office:value-type="string" office:string-value="awerkt INT," calcext:value-type="string">
            <text:p>awerkt INT,</text:p>
          </table:table-cell>
          <table:table-cell table:formula="of:=CONCATENATE([.E74];[.D75])"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text:p>
          </table:table-cell>
        </table:table-row>
        <table:table-row table:style-name="ro1">
          <table:table-cell office:value-type="string" calcext:value-type="string">
            <text:p>ABROM</text:p>
          </table:table-cell>
          <table:table-cell table:formula="of:=LOWER([.A76])" office:value-type="string" office:string-value="abrom" calcext:value-type="string">
            <text:p>abrom</text:p>
          </table:table-cell>
          <table:table-cell office:value-type="string" calcext:value-type="string">
            <text:p>INT</text:p>
          </table:table-cell>
          <table:table-cell table:formula="of:=CONCATENATE([.B76];&quot; &quot;;[.C76];&quot;,&quot;)" office:value-type="string" office:string-value="abrom INT," calcext:value-type="string">
            <text:p>abrom INT,</text:p>
          </table:table-cell>
          <table:table-cell table:formula="of:=CONCATENATE([.E75];[.D76])"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text:p>
          </table:table-cell>
        </table:table-row>
        <table:table-row table:style-name="ro1">
          <table:table-cell office:value-type="string" calcext:value-type="string">
            <text:p>ALEVEN</text:p>
          </table:table-cell>
          <table:table-cell table:formula="of:=LOWER([.A77])" office:value-type="string" office:string-value="aleven" calcext:value-type="string">
            <text:p>aleven</text:p>
          </table:table-cell>
          <table:table-cell office:value-type="string" calcext:value-type="string">
            <text:p>INT</text:p>
          </table:table-cell>
          <table:table-cell table:formula="of:=CONCATENATE([.B77];&quot; &quot;;[.C77];&quot;,&quot;)" office:value-type="string" office:string-value="aleven INT," calcext:value-type="string">
            <text:p>aleven INT,</text:p>
          </table:table-cell>
          <table:table-cell table:formula="of:=CONCATENATE([.E76];[.D77])"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aleven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aleven INT,</text:p>
          </table:table-cell>
        </table:table-row>
        <table:table-row table:style-name="ro1">
          <table:table-cell office:value-type="string" calcext:value-type="string">
            <text:p>APERSONG</text:p>
          </table:table-cell>
          <table:table-cell table:formula="of:=LOWER([.A78])" office:value-type="string" office:string-value="apersong" calcext:value-type="string">
            <text:p>apersong</text:p>
          </table:table-cell>
          <table:table-cell office:value-type="string" calcext:value-type="string">
            <text:p>INT</text:p>
          </table:table-cell>
          <table:table-cell table:formula="of:=CONCATENATE([.B78];&quot; &quot;;[.C78];&quot;,&quot;)" office:value-type="string" office:string-value="apersong INT," calcext:value-type="string">
            <text:p>apersong INT,</text:p>
          </table:table-cell>
          <table:table-cell table:formula="of:=CONCATENATE([.E77];[.D78])"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aleven INT,apersong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aleven INT,apersong INT,</text:p>
          </table:table-cell>
        </table:table-row>
        <table:table-row table:style-name="ro1">
          <table:table-cell office:value-type="string" calcext:value-type="string">
            <text:p>AGEZONG</text:p>
          </table:table-cell>
          <table:table-cell table:formula="of:=LOWER([.A79])" office:value-type="string" office:string-value="agezong" calcext:value-type="string">
            <text:p>agezong</text:p>
          </table:table-cell>
          <table:table-cell office:value-type="string" calcext:value-type="string">
            <text:p>INT</text:p>
          </table:table-cell>
          <table:table-cell table:formula="of:=CONCATENATE([.B79];&quot; &quot;;[.C79];&quot;,&quot;)" office:value-type="string" office:string-value="agezong INT," calcext:value-type="string">
            <text:p>agezong INT,</text:p>
          </table:table-cell>
          <table:table-cell table:formula="of:=CONCATENATE([.E78];[.D79])"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aleven INT,apersong INT,agezong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aleven INT,apersong INT,agezong INT,</text:p>
          </table:table-cell>
        </table:table-row>
        <table:table-row table:style-name="ro1">
          <table:table-cell office:value-type="string" calcext:value-type="string">
            <text:p>AWAOREG</text:p>
          </table:table-cell>
          <table:table-cell table:formula="of:=LOWER([.A80])" office:value-type="string" office:string-value="awaoreg" calcext:value-type="string">
            <text:p>awaoreg</text:p>
          </table:table-cell>
          <table:table-cell office:value-type="string" calcext:value-type="string">
            <text:p>INT</text:p>
          </table:table-cell>
          <table:table-cell table:formula="of:=CONCATENATE([.B80];&quot; &quot;;[.C80];&quot;,&quot;)" office:value-type="string" office:string-value="awaoreg INT," calcext:value-type="string">
            <text:p>awaoreg INT,</text:p>
          </table:table-cell>
          <table:table-cell table:formula="of:=CONCATENATE([.E79];[.D80])"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aleven INT,apersong INT,agezong INT,awaoreg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aleven INT,apersong INT,agezong INT,awaoreg INT,</text:p>
          </table:table-cell>
        </table:table-row>
        <table:table-row table:style-name="ro1">
          <table:table-cell office:value-type="string" calcext:value-type="string">
            <text:p>ABRAND</text:p>
          </table:table-cell>
          <table:table-cell table:formula="of:=LOWER([.A81])" office:value-type="string" office:string-value="abrand" calcext:value-type="string">
            <text:p>abrand</text:p>
          </table:table-cell>
          <table:table-cell office:value-type="string" calcext:value-type="string">
            <text:p>INT</text:p>
          </table:table-cell>
          <table:table-cell table:formula="of:=CONCATENATE([.B81];&quot; &quot;;[.C81];&quot;,&quot;)" office:value-type="string" office:string-value="abrand INT," calcext:value-type="string">
            <text:p>abrand INT,</text:p>
          </table:table-cell>
          <table:table-cell table:formula="of:=CONCATENATE([.E80];[.D81])"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aleven INT,apersong INT,agezong INT,awaoreg INT,abrand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aleven INT,apersong INT,agezong INT,awaoreg INT,abrand INT,</text:p>
          </table:table-cell>
        </table:table-row>
        <table:table-row table:style-name="ro1">
          <table:table-cell office:value-type="string" calcext:value-type="string">
            <text:p>AZEILPL</text:p>
          </table:table-cell>
          <table:table-cell table:formula="of:=LOWER([.A82])" office:value-type="string" office:string-value="azeilpl" calcext:value-type="string">
            <text:p>azeilpl</text:p>
          </table:table-cell>
          <table:table-cell office:value-type="string" calcext:value-type="string">
            <text:p>INT</text:p>
          </table:table-cell>
          <table:table-cell table:formula="of:=CONCATENATE([.B82];&quot; &quot;;[.C82];&quot;,&quot;)" office:value-type="string" office:string-value="azeilpl INT," calcext:value-type="string">
            <text:p>azeilpl INT,</text:p>
          </table:table-cell>
          <table:table-cell table:formula="of:=CONCATENATE([.E81];[.D82])"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aleven INT,apersong INT,agezong INT,awaoreg INT,abrand INT,azeilpl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aleven INT,apersong INT,agezong INT,awaoreg INT,abrand INT,azeilpl INT,</text:p>
          </table:table-cell>
        </table:table-row>
        <table:table-row table:style-name="ro1">
          <table:table-cell office:value-type="string" calcext:value-type="string">
            <text:p>APLEZIER</text:p>
          </table:table-cell>
          <table:table-cell table:formula="of:=LOWER([.A83])" office:value-type="string" office:string-value="aplezier" calcext:value-type="string">
            <text:p>aplezier</text:p>
          </table:table-cell>
          <table:table-cell office:value-type="string" calcext:value-type="string">
            <text:p>INT</text:p>
          </table:table-cell>
          <table:table-cell table:formula="of:=CONCATENATE([.B83];&quot; &quot;;[.C83];&quot;,&quot;)" office:value-type="string" office:string-value="aplezier INT," calcext:value-type="string">
            <text:p>aplezier INT,</text:p>
          </table:table-cell>
          <table:table-cell table:formula="of:=CONCATENATE([.E82];[.D83])"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aleven INT,apersong INT,agezong INT,awaoreg INT,abrand INT,azeilpl INT,aplezier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aleven INT,apersong INT,agezong INT,awaoreg INT,abrand INT,azeilpl INT,aplezier INT,</text:p>
          </table:table-cell>
        </table:table-row>
        <table:table-row table:style-name="ro1">
          <table:table-cell office:value-type="string" calcext:value-type="string">
            <text:p>AFIETS</text:p>
          </table:table-cell>
          <table:table-cell table:formula="of:=LOWER([.A84])" office:value-type="string" office:string-value="afiets" calcext:value-type="string">
            <text:p>afiets</text:p>
          </table:table-cell>
          <table:table-cell office:value-type="string" calcext:value-type="string">
            <text:p>INT</text:p>
          </table:table-cell>
          <table:table-cell table:formula="of:=CONCATENATE([.B84];&quot; &quot;;[.C84];&quot;,&quot;)" office:value-type="string" office:string-value="afiets INT," calcext:value-type="string">
            <text:p>afiets INT,</text:p>
          </table:table-cell>
          <table:table-cell table:formula="of:=CONCATENATE([.E83];[.D84])"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aleven INT,apersong INT,agezong INT,awaoreg INT,abrand INT,azeilpl INT,aplezier INT,afiets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aleven INT,apersong INT,agezong INT,awaoreg INT,abrand INT,azeilpl INT,aplezier INT,afiets INT,</text:p>
          </table:table-cell>
        </table:table-row>
        <table:table-row table:style-name="ro1">
          <table:table-cell office:value-type="string" calcext:value-type="string">
            <text:p>AINBOED</text:p>
          </table:table-cell>
          <table:table-cell table:formula="of:=LOWER([.A85])" office:value-type="string" office:string-value="ainboed" calcext:value-type="string">
            <text:p>ainboed</text:p>
          </table:table-cell>
          <table:table-cell office:value-type="string" calcext:value-type="string">
            <text:p>INT</text:p>
          </table:table-cell>
          <table:table-cell table:formula="of:=CONCATENATE([.B85];&quot; &quot;;[.C85];&quot;,&quot;)" office:value-type="string" office:string-value="ainboed INT," calcext:value-type="string">
            <text:p>ainboed INT,</text:p>
          </table:table-cell>
          <table:table-cell table:formula="of:=CONCATENATE([.E84];[.D85])"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aleven INT,apersong INT,agezong INT,awaoreg INT,abrand INT,azeilpl INT,aplezier INT,afiets INT,ainboed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aleven INT,apersong INT,agezong INT,awaoreg INT,abrand INT,azeilpl INT,aplezier INT,afiets INT,ainboed INT,</text:p>
          </table:table-cell>
        </table:table-row>
        <table:table-row table:style-name="ro1">
          <table:table-cell office:value-type="string" calcext:value-type="string">
            <text:p>ABYSTAND</text:p>
          </table:table-cell>
          <table:table-cell table:formula="of:=LOWER([.A86])" office:value-type="string" office:string-value="abystand" calcext:value-type="string">
            <text:p>abystand</text:p>
          </table:table-cell>
          <table:table-cell office:value-type="string" calcext:value-type="string">
            <text:p>INT</text:p>
          </table:table-cell>
          <table:table-cell table:formula="of:=CONCATENATE([.B86];&quot; &quot;;[.C86];&quot;,&quot;)" office:value-type="string" office:string-value="abystand INT," calcext:value-type="string">
            <text:p>abystand INT,</text:p>
          </table:table-cell>
          <table:table-cell table:formula="of:=CONCATENATE([.E85];[.D86])"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aleven INT,apersong INT,agezong INT,awaoreg INT,abrand INT,azeilpl INT,aplezier INT,afiets INT,ainboed INT,abystand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aleven INT,apersong INT,agezong INT,awaoreg INT,abrand INT,azeilpl INT,aplezier INT,afiets INT,ainboed INT,abystand INT,</text:p>
          </table:table-cell>
        </table:table-row>
        <table:table-row table:style-name="ro1">
          <table:table-cell office:value-type="string" calcext:value-type="string">
            <text:p>CARAVAN</text:p>
          </table:table-cell>
          <table:table-cell table:formula="of:=LOWER([.A87])" office:value-type="string" office:string-value="caravan" calcext:value-type="string">
            <text:p>caravan</text:p>
          </table:table-cell>
          <table:table-cell office:value-type="string" calcext:value-type="string">
            <text:p>INT</text:p>
          </table:table-cell>
          <table:table-cell table:formula="of:=CONCATENATE([.B87];&quot; &quot;;[.C87];&quot;,&quot;)" office:value-type="string" office:string-value="caravan INT," calcext:value-type="string">
            <text:p>caravan INT,</text:p>
          </table:table-cell>
          <table:table-cell table:formula="of:=CONCATENATE([.E86];[.D87])" office:value-type="string" office:string-value="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aleven INT,apersong INT,agezong INT,awaoreg INT,abrand INT,azeilpl INT,aplezier INT,afiets INT,ainboed INT,abystand INT,caravan INT," calcext:value-type="string">
            <text:p>origin TEXT,mostype INT,maanthui INT,mgemomv INT,mgemleef INT,moshoofd INT,mgodrk INT,mgodpr INT,mgodov INT,mgodge INT,mrelge INT,mrelsa INT,mrelov INT,mfalleen INT,mfgekind INT,mfwekind INT,moplhoog INT,moplmidd INT,mopllaag INT,mberhoog INT,mberzelf INT,mberboer INT,mbermidd INT,mberarbg INT,mberarbo INT,mska INT,mskb1 INT,mskb2 INT,mskc INT,mskd INT,mhhuur INT,mhkoop INT,maut1 INT,maut2 INT,maut0 INT,mzfonds INT,mzpart INT,minkm30 INT,mink3045 INT,mink4575 INT,mink7512 INT,mink123m INT,minkgem INT,mkoopkla INT,pwapart INT,pwabedr INT,pwaland INT,ppersaut INT,pbesaut INT,pmotsco INT,pvraaut INT,paanhang INT,ptractor INT,pwerkt INT,pbrom INT,pleven INT,ppersong INT,pgezong INT,pwaoreg INT,pbrand INT,pzeilpl INT,pplezier INT,pfiets INT,pinboed INT,pbystand INT,awapart INT,awabedr INT,awaland INT,apersaut INT,abesaut INT,amotsco INT,avraaut INT,aaanhang INT,atractor INT,awerkt INT,abrom INT,aleven INT,apersong INT,agezong INT,awaoreg INT,abrand INT,azeilpl INT,aplezier INT,afiets INT,ainboed INT,abystand INT,caravan INT,</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9T22:20:50.436462603</meta:creation-date>
    <dc:date>2017-02-19T23:14:31.718723821</dc:date>
    <meta:editing-duration>PT43M40S</meta:editing-duration>
    <meta:editing-cycles>3</meta:editing-cycles>
    <meta:generator>LibreOffice/5.1.4.2$Linux_X86_64 LibreOffice_project/10m0$Build-2</meta:generator>
    <meta:document-statistic meta:table-count="1" meta:cell-count="435" meta:object-count="0"/>
  </office:meta>
</office:document-meta>
</file>